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language="en" fo:country="US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bg" fo:country="BG"/>
    </style:style>
    <style:style style:name="T3" style:family="text">
      <style:text-properties fo:language="bg" fo:country="BG"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arehouse</text:p>
      <text:p text:style-name="P1"/>
      <text:list xml:id="list8910607864065692647" text:style-name="L1">
        <text:list-item>
          <text:p text:style-name="P2">id</text:p>
        </text:list-item>
        <text:list-item>
          <text:p text:style-name="P2">prod_id – <text:span text:style-name="T3">ИД на продукт</text:span></text:p>
        </text:list-item>
        <text:list-item>
          <text:p text:style-name="P4">serial_barcode - <text:span text:style-name="T3">Баркод(Номер)</text:span></text:p>
        </text:list-item>
        <text:list-item>
          <text:p text:style-name="P2">quantity<text:span text:style-name="T1"> –</text:span><text:span text:style-name="T3"> Количество</text:span></text:p>
        </text:list-item>
        <text:list-item>
          <text:p text:style-name="P2">price <text:span text:style-name="T1"><text:s/></text:span><text:span text:style-name="T3">- Цена</text:span></text:p>
        </text:list-item>
        <text:list-item>
          <text:p text:style-name="P2"><text:span text:style-name="T4">expire</text:span> –<text:span text:style-name="T3"> Срок на годност</text:span></text:p>
        </text:list-item>
        <text:list-item>
          <text:p text:style-name="P4">expire_group<text:span text:style-name="T1"> – </text:span><text:span text:style-name="T3">Партида на производство</text:span></text:p>
        </text:list-item>
        <text:list-item>
          <text:p text:style-name="P4">stock_note<text:span text:style-name="T1"> – ID </text:span><text:span text:style-name="T3">на стоковата разписка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10T16:36:16.38</meta:creation-date>
    <dc:date>2014-10-13T15:27:32</dc:date>
    <meta:editing-duration>PT27M35S</meta:editing-duration>
    <meta:editing-cycles>7</meta:editing-cycles>
    <meta:generator>OpenOffice/4.1.0$Win32 OpenOffice.org_project/410m18$Build-9764</meta:generator>
    <meta:document-statistic meta:table-count="0" meta:image-count="0" meta:object-count="0" meta:page-count="1" meta:paragraph-count="9" meta:word-count="40" meta:character-count="213"/>
  </office:meta>
</office:document-meta>
</file>